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1f3b3b" officeooo:paragraph-rsid="001f3b3b"/>
    </style:style>
    <style:style style:name="P2" style:family="paragraph" style:parent-style-name="Standard">
      <style:text-properties style:font-name="Liberation Mono" officeooo:rsid="001f3b3b" officeooo:paragraph-rsid="0020284f"/>
    </style:style>
    <style:style style:name="P3" style:family="paragraph" style:parent-style-name="Standard">
      <style:text-properties style:font-name="Liberation Mono" fo:font-size="11pt" officeooo:rsid="0016f483" officeooo:paragraph-rsid="0020284f" style:font-size-asian="11pt" style:font-size-complex="11pt"/>
    </style:style>
    <style:style style:name="P4" style:family="paragraph" style:parent-style-name="Standard">
      <style:text-properties style:font-name="Liberation Mono" fo:font-size="11pt" officeooo:rsid="001799cd" officeooo:paragraph-rsid="0020284f" style:font-size-asian="11pt" style:font-size-complex="11pt"/>
    </style:style>
    <style:style style:name="P5" style:family="paragraph" style:parent-style-name="Standard">
      <style:text-properties style:font-name="Liberation Mono" fo:font-size="11pt" fo:font-style="italic" officeooo:rsid="00201d64" officeooo:paragraph-rsid="0020284f" style:font-size-asian="11pt" style:font-style-asian="italic" style:font-size-complex="11pt" style:font-style-complex="italic"/>
    </style:style>
    <style:style style:name="P6" style:family="paragraph" style:parent-style-name="Standard">
      <style:text-properties style:font-name="Liberation Mono" fo:font-size="8pt" officeooo:rsid="001446d9" officeooo:paragraph-rsid="0020284f" style:font-size-asian="8pt" style:font-size-complex="8pt"/>
    </style:style>
    <style:style style:name="P7" style:family="paragraph" style:parent-style-name="Standard">
      <style:text-properties style:font-name="Liberation Mono" officeooo:rsid="001bad6a" officeooo:paragraph-rsid="00239954"/>
    </style:style>
    <style:style style:name="P8" style:family="paragraph" style:parent-style-name="Standard">
      <style:text-properties style:font-name="Liberation Sans" officeooo:rsid="001f3b3b" officeooo:paragraph-rsid="001f3b3b"/>
    </style:style>
    <style:style style:name="P9" style:family="paragraph" style:parent-style-name="Standard">
      <style:text-properties style:font-name="Liberation Sans" officeooo:rsid="001446d9" officeooo:paragraph-rsid="0020284f"/>
    </style:style>
    <style:style style:name="P10" style:family="paragraph" style:parent-style-name="Standard">
      <style:text-properties style:font-name="Liberation Sans" officeooo:rsid="0016f483" officeooo:paragraph-rsid="0020284f"/>
    </style:style>
    <style:style style:name="P11" style:family="paragraph" style:parent-style-name="Standard">
      <style:text-properties style:font-name="Liberation Sans" officeooo:rsid="001799cd" officeooo:paragraph-rsid="0020284f"/>
    </style:style>
    <style:style style:name="P12" style:family="paragraph" style:parent-style-name="Standard">
      <style:text-properties style:font-name="Liberation Sans" officeooo:rsid="001bad6a" officeooo:paragraph-rsid="00239954"/>
    </style:style>
    <style:style style:name="P13" style:family="paragraph" style:parent-style-name="Standard">
      <style:text-properties style:font-name="Liberation Sans" officeooo:rsid="001d21bd" officeooo:paragraph-rsid="00239954"/>
    </style:style>
    <style:style style:name="P14" style:family="paragraph" style:parent-style-name="Standard">
      <style:text-properties officeooo:rsid="00201d64" officeooo:paragraph-rsid="0020284f"/>
    </style:style>
    <style:style style:name="P15" style:family="paragraph" style:parent-style-name="Standard">
      <style:text-properties officeooo:paragraph-rsid="0020284f"/>
    </style:style>
    <style:style style:name="P16" style:family="paragraph" style:parent-style-name="Standard">
      <style:text-properties fo:color="#808080" loext:opacity="100%" style:font-name="Liberation Mono" fo:font-size="8pt" officeooo:rsid="001446d9" officeooo:paragraph-rsid="0020284f" style:font-size-asian="8pt" style:font-size-complex="8pt"/>
    </style:style>
    <style:style style:name="P17" style:family="paragraph" style:parent-style-name="Title">
      <style:text-properties style:font-name="Liberation Sans"/>
    </style:style>
    <style:style style:name="P18" style:family="paragraph" style:parent-style-name="Heading_20_2">
      <style:text-properties fo:font-style="italic" style:font-style-asian="italic" style:font-style-complex="italic"/>
    </style:style>
    <style:style style:name="P19" style:family="paragraph" style:parent-style-name="Heading_20_2">
      <style:text-properties style:font-name="Liberation Sans" officeooo:paragraph-rsid="0020284f"/>
    </style:style>
    <style:style style:name="P20" style:family="paragraph" style:parent-style-name="Heading_20_2">
      <style:text-properties style:font-name="Liberation Sans" fo:font-size="14pt" fo:font-style="italic" fo:font-weight="bold" officeooo:rsid="00239954" officeooo:paragraph-rsid="00239954" style:font-name-asian="Source Han Sans SC" style:font-size-asian="14pt" style:font-style-asian="italic" style:font-weight-asian="bold" style:font-name-complex="FreeSans" style:font-size-complex="14pt" style:font-style-complex="italic" style:font-weight-complex="bold"/>
    </style:style>
    <style:style style:name="P21" style:family="paragraph" style:parent-style-name="Heading_20_2">
      <style:text-properties style:font-name="Liberation Sans" fo:font-size="14pt" fo:font-style="italic" fo:font-weight="bold" officeooo:rsid="0025b1ac" officeooo:paragraph-rsid="0025b1ac" style:font-name-asian="Source Han Sans SC" style:font-size-asian="14pt" style:font-style-asian="italic" style:font-weight-asian="bold" style:font-name-complex="FreeSans" style:font-size-complex="14pt" style:font-style-complex="italic" style:font-weight-complex="bold"/>
    </style:style>
    <style:style style:name="P22" style:family="paragraph" style:parent-style-name="Heading_20_2">
      <style:text-properties officeooo:paragraph-rsid="0020284f"/>
    </style:style>
    <style:style style:name="P23" style:family="paragraph" style:parent-style-name="Standard">
      <style:text-properties style:font-name="Liberation Mono" fo:font-size="11pt" officeooo:rsid="0016f483" officeooo:paragraph-rsid="00239954" style:font-size-asian="11pt" style:font-size-complex="11pt"/>
    </style:style>
    <style:style style:name="P24" style:family="paragraph" style:parent-style-name="Standard">
      <style:text-properties style:font-name="Liberation Mono" fo:font-size="11pt" officeooo:rsid="001799cd" officeooo:paragraph-rsid="0020284f" style:font-size-asian="11pt" style:font-size-complex="11pt"/>
    </style:style>
    <style:style style:name="P25" style:family="paragraph" style:parent-style-name="Standard">
      <style:text-properties style:font-name="Liberation Mono" fo:font-size="11pt" officeooo:rsid="001799cd" officeooo:paragraph-rsid="0025b1ac" style:font-size-asian="11pt" style:font-size-complex="11pt"/>
    </style:style>
    <style:style style:name="P26" style:family="paragraph" style:parent-style-name="Standard">
      <style:text-properties style:font-name="Liberation Sans" officeooo:rsid="00239954" officeooo:paragraph-rsid="00239954"/>
    </style:style>
    <style:style style:name="P27" style:family="paragraph" style:parent-style-name="Standard">
      <style:text-properties style:font-name="Liberation Sans" officeooo:rsid="001bad6a" officeooo:paragraph-rsid="00239954"/>
    </style:style>
    <style:style style:name="P28" style:family="paragraph" style:parent-style-name="Standard">
      <style:text-properties style:font-name="Liberation Sans" officeooo:rsid="001799cd" officeooo:paragraph-rsid="0025b1ac"/>
    </style:style>
    <style:style style:name="P29" style:family="paragraph" style:parent-style-name="Standard">
      <style:text-properties style:font-name="Liberation Sans" officeooo:rsid="0025b1ac" officeooo:paragraph-rsid="0025b1ac"/>
    </style:style>
    <style:style style:name="P30" style:family="paragraph" style:parent-style-name="Standard">
      <style:text-properties officeooo:paragraph-rsid="002513a3"/>
    </style:style>
    <style:style style:name="T1" style:family="text">
      <style:text-properties officeooo:rsid="0020284f"/>
    </style:style>
    <style:style style:name="T2" style:family="text">
      <style:text-properties style:font-name="Liberation Mono" officeooo:rsid="00239954"/>
    </style:style>
    <style:style style:name="T3" style:family="text">
      <style:text-properties style:font-name="Liberation Mono" officeooo:rsid="00258e7e"/>
    </style:style>
    <style:style style:name="T4" style:family="text">
      <style:text-properties officeooo:rsid="001bce49"/>
    </style:style>
    <style:style style:name="T5" style:family="text">
      <style:text-properties style:font-name="Liberation Sans" fo:font-size="14pt" fo:font-style="italic" fo:font-weight="bold" style:font-name-asian="Source Han Sans SC" style:font-size-asian="14pt" style:font-style-asian="italic" style:font-weight-asian="bold" style:font-name-complex="FreeSans" style:font-size-complex="14pt" style:font-style-complex="italic" style:font-weight-complex="bold"/>
    </style:style>
    <style:style style:name="T6" style:family="text">
      <style:text-properties officeooo:rsid="002513a3"/>
    </style:style>
    <style:style style:name="T7" style:family="text">
      <style:text-properties officeooo:rsid="00258e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Instalación Mawidabp</text:p>
      <text:h text:style-name="Heading_20_2" text:outline-level="2">Configuración</text:h>
      <text:p text:style-name="P8">Copiar chef.tar.gz del ambiente correspondiente al directorio /root y como usuario root ejecutar:</text:p>
      <text:p text:style-name="P8"/>
      <text:p text:style-name="P2">tar xvfz chef.tar.gz <text:span text:style-name="T1">&amp;&amp; </text:span>rm chef.tar.gz</text:p>
      <text:p text:style-name="P1">mv etc/chef /etc/</text:p>
      <text:p text:style-name="P1">rmdir etc</text:p>
      <text:p text:style-name="P8"/>
      <text:h text:style-name="P18" text:outline-level="2">Instalación cliente Chef</text:h>
      <text:p text:style-name="P8"/>
      <text:p text:style-name="P1">curl -L https://omnitruck.chef.io/install.sh | sudo bash -s -- -v 15.2.2</text:p>
      <text:p text:style-name="P8"/>
      <text:h text:style-name="P19" text:outline-level="2">Ejecución del cliente de Chef</text:h>
      <text:p text:style-name="P10">En este punto se debe ejecutar el cliente de Chef, el mismo descargará las recetas y aplicará los cambios necesarios:</text:p>
      <text:p text:style-name="P10"/>
      <text:p text:style-name="P3">chef-client</text:p>
      <text:p text:style-name="P8"/>
      <text:h text:style-name="P19" text:outline-level="2">Error esperado</text:h>
      <text:p text:style-name="P9">Existe un error conocido durante la instalación de la base de datos, el mensaje final del mismo contiene <text:span text:style-name="T4">el texto</text:span>:</text:p>
      <text:p text:style-name="P9"/>
      <text:p text:style-name="P16">Ran /usr/bin/psql -c "CREATE ROLE \"mawidabp\" WITH NOSUPERUSER NOCREATEDB NOCREATEROLE INHERIT NOREPLICATION LOGIN PASSWORD 'mawidabp'" -U postgres --port 5432 returned 2</text:p>
      <text:p text:style-name="P9"/>
      <text:p text:style-name="P9">Para corregirlo es necesario ejecutar lo siguiente:</text:p>
      <text:p text:style-name="P9"/>
      <text:p text:style-name="P6">rm -rf /var/lib/pgsql/12/data/</text:p>
      <text:p text:style-name="P6"/>
      <text:p text:style-name="P6">sudo -u postgres /usr/pgsql-12/bin/initdb -D /var/lib/pgsql/12/data -E UTF-8 --locale=en_US.UTF-8</text:p>
      <text:p text:style-name="P6"/>
      <text:p text:style-name="P6">systemctl start postgresql-12.service</text:p>
      <text:p text:style-name="P10"/>
      <text:h text:style-name="P22" text:outline-level="2">Segunda ejecución del cliente de <text:s/>Chef</text:h>
      <text:p text:style-name="P15">Luego de la corrección, se debe invocar nuevamente al cliente de Chef para que finalice la configuración:</text:p>
      <text:p text:style-name="P10"/>
      <text:p text:style-name="P3">chef-client</text:p>
      <text:p text:style-name="P15"/>
      <text:p text:style-name="P14">Al finalizar de manera satisfactoria, se debe visualizar una salida como la siguiente:</text:p>
      <text:p text:style-name="P14"><text:soft-page-break/></text:p>
      <text:p text:style-name="P5">Chef Infra Client finished, xx/xxx resources updated in xx.</text:p>
      <text:h text:style-name="P19" text:outline-level="2">Actualización de permisos usuario BBDD</text:h>
      <text:p text:style-name="P11">Primero conectarse a la consola de la base de datos con:</text:p>
      <text:p text:style-name="P11"/>
      <text:p text:style-name="P4">sudo -u postgres psql</text:p>
      <text:p text:style-name="P11"/>
      <text:p text:style-name="P11">Luego, dentro de la consola, ejecutar los siguiente:</text:p>
      <text:p text:style-name="P11"/>
      <text:p text:style-name="P4">ALTER ROLE mawidabp WITH SUPERUSER;</text:p>
      <text:h text:style-name="P21" text:outline-level="2">Reinicio</text:h>
      <text:p text:style-name="P29">Es necesario reiniciar el equipo en este punto, antes de proceder con la instalación.</text:p>
      <text:h text:style-name="P20" text:outline-level="2">Instalación</text:h>
      <text:p text:style-name="P10">Una vez instalado el software de base necesario, resta la instalación de la aplicación. Para esta etapa se utiliza el usuario “deployer”:</text:p>
      <text:p text:style-name="P10"/>
      <text:p text:style-name="P23">cd / &amp;&amp; su deployer</text:p>
      <text:p text:style-name="P23"/>
      <text:p text:style-name="P26">De debe copiar el archivo mawidabp.sh.gz al directorio /home/deployer y luego ejecutar:</text:p>
      <text:p text:style-name="P26"/>
      <text:p text:style-name="P30"><text:span text:style-name="T2">gunzip -</text:span><text:span text:style-name="T3">f</text:span><text:span text:style-name="T2"> </text:span><text:span text:style-name="T3">mawidabp</text:span><text:span text:style-name="T2">.sh.gz &amp;&amp; ./</text:span><text:span text:style-name="T3">mawidabp</text:span><text:span text:style-name="T2">.sh</text:span></text:p>
      <text:h text:style-name="Heading_20_2" text:outline-level="2">Verificación</text:h>
      <text:p text:style-name="P13">Luego de la actualización, se puede revisar el estado y el tiempo de inicio de los servicios unicorn y sidekiq como sigue:</text:p>
      <text:p text:style-name="P12"/>
      <text:p text:style-name="P7">ps aux | grep unicorn</text:p>
      <text:p text:style-name="P7">ps aux | grep sidekiq</text:p>
      <text:p text:style-name="P12"/>
      <text:p text:style-name="P12">En ambos casos la novena columna de izquierda a derecha indica la fecha de inicio del servici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ource Han Serif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Source Han Serif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3T19:31:53.776372410</meta:creation-date>
    <dc:date>2020-09-05T11:59:06.411525498</dc:date>
    <meta:editing-duration>PT1H24M35S</meta:editing-duration>
    <meta:editing-cycles>9</meta:editing-cycles>
    <meta:generator>LibreOffice/7.0.0.3$Linux_X86_64 LibreOffice_project/00$Build-3</meta:generator>
    <meta:document-statistic meta:table-count="0" meta:image-count="0" meta:object-count="0" meta:page-count="2" meta:paragraph-count="40" meta:word-count="322" meta:character-count="2121" meta:non-whitespace-character-count="1840"/>
  </office:meta>
</office:document-meta>
</file>